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style:font-size-asian="11pt" style:font-size-complex="11pt"/>
    </style:style>
    <style:style style:name="P2" style:family="paragraph" style:parent-style-name="Standard" style:list-style-name="L1">
      <style:text-properties fo:font-size="11pt" officeooo:paragraph-rsid="001c10c3" style:font-size-asian="11pt" style:font-size-complex="11pt"/>
    </style:style>
    <style:style style:name="P3" style:family="paragraph" style:parent-style-name="Standard" style:list-style-name="L1">
      <style:text-properties fo:font-size="11pt" officeooo:paragraph-rsid="001eb5ce" style:font-size-asian="11pt" style:font-size-complex="11pt"/>
    </style:style>
    <style:style style:name="P4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/>
      <style:text-properties fo:font-size="11pt" style:font-size-asian="11pt" style:font-size-complex="11pt"/>
    </style:style>
    <style:style style:name="T1" style:family="text">
      <style:text-properties officeooo:rsid="001c10c3"/>
    </style:style>
    <style:style style:name="T2" style:family="text">
      <style:text-properties style:font-name="DejaVu Sans Mono" officeooo:rsid="001c10c3"/>
    </style:style>
    <style:style style:name="T3" style:family="text">
      <style:text-properties officeooo:rsid="001eb5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20286867" text:style-name="L1">
        <text:list-item>
          <text:p text:style-name="P4">Динамические системы с дискретным и непрерывным временем. Фазовое пространство. Типы траекторий. Динамические системы с диссипацией.</text:p>
        </text:list-item>
        <text:list-item>
          <text:p text:style-name="P1">Бифуркации состояний равновесия динамических систем на прямой: двукратное равновесие, транскритическая.</text:p>
        </text:list-item>
        <text:list-item>
          <text:p text:style-name="P1">Бифуркация состояний равновесия динамических систем на прямой: трехкратное равновесие.</text:p>
        </text:list-item>
        <text:list-item>
          <text:p text:style-name="P1">Устойчивость состояний равновесия по Ляпунову. Асимптотическая устойчивость.</text:p>
        </text:list-item>
        <text:list-item>
          <text:p text:style-name="P1">Метод линеаризации определения устойчивости состояний равновесия.</text:p>
        </text:list-item>
        <text:list-item>
          <text:p text:style-name="P1">Классификация грубых состояний равновесия в пространстве.</text:p>
        </text:list-item>
        <text:list-item>
          <text:p text:style-name="P3">Основные свойства точечных отображений. Отображение Пуанкаре. Одномерные линейные отображения.</text:p>
        </text:list-item>
        <text:list-item>
          <text:p text:style-name="P3"><text:s/>Классификация неподвижных точек двумерных точечных отображений (действительные мультипликаторы).</text:p>
        </text:list-item>
        <text:list-item>
          <text:p text:style-name="P1">Классификация неподвижных точек двумерных точечных отображений (комплексные мультипликаторы).</text:p>
        </text:list-item>
        <text:list-item>
          <text:p text:style-name="P1">Линейный осциллятор. Основные свойства.</text:p>
        </text:list-item>
        <text:list-item>
          <text:p text:style-name="P1">Нелинейный осциллятор. Основные свойства.</text:p>
        </text:list-item>
        <text:list-item>
          <text:p text:style-name="P1">Резонанс в линейном осцилляторе.</text:p>
        </text:list-item>
        <text:list-item>
          <text:p text:style-name="P1">Резонанс в нелинейном осцилляторе (консервативный случай).</text:p>
        </text:list-item>
        <text:list-item>
          <text:p text:style-name="P3">Резонанс в нелинейном осцилляторе (диссипативный случай). </text:p>
        </text:list-item>
        <text:list-item>
          <text:p text:style-name="P3">Вынужденная синхронизация.</text:p>
        </text:list-item>
        <text:list-item>
          <text:p text:style-name="P3">Определение предельного цикла. Характеристики. Орбитальная устойчивость. </text:p>
        </text:list-item>
        <text:list-item>
          <text:p text:style-name="P3">Предельные циклы динамических систем на плоскости. Основные характеристики.</text:p>
        </text:list-item>
        <text:list-item>
          <text:p text:style-name="P1">Мягкий режим возбуждения автоколебаний.</text:p>
        </text:list-item>
        <text:list-item>
          <text:p text:style-name="P1">Жесткий режим возбуждения автоколебаний.</text:p>
        </text:list-item>
        <text:list-item>
          <text:p text:style-name="P1">Двукратное равновесие систем на плоскости.</text:p>
        </text:list-item>
        <text:list-item>
          <text:p text:style-name="P2">Седло-узловая бифуркация состояний равновесия на плоскости.</text:p>
        </text:list-item>
        <text:list-item>
          <text:p text:style-name="P3">Су<text:span text:style-name="T3">пер</text:span>критическая бифуркация Андронова-Хопфа состояния равновесия на плоско<text:span text:style-name="T1">cти</text:span></text:p>
        </text:list-item>
        <text:list-item>
          <text:p text:style-name="P2">Субкритическая бифуркация Андронова-Хопфа состояния равновесия на плоско<text:span text:style-name="T1">cти</text:span></text:p>
        </text:list-item>
        <text:list-item>
          <text:p text:style-name="P2">Бифуркация Андронова-Хопфа на плоскости (случай отрицательной ляпуновской величины).</text:p>
        </text:list-item>
        <text:list-item>
          <text:p text:style-name="P2">Бифуркация Андронова-Хопфа на плоскости (случай положительной ляпуновской величины).</text:p>
        </text:list-item>
        <text:list-item>
          <text:p text:style-name="P2">Бифуркация петли сепаратрисы седла (случай отрицательной седловой величины) на плоскости.</text:p>
        </text:list-item>
        <text:list-item>
          <text:p text:style-name="P2">Бифуркация петли сепаратрис седла (случай положительной седловой величины) на плоскости.</text:p>
        </text:list-item>
        <text:list-item>
          <text:p text:style-name="P2">Бифуркация петли сепаратрис седло-узла на плоскости.</text:p>
        </text:list-item>
        <text:list-item>
          <text:p text:style-name="P2">Бифуркация двукратного предельного цикла на плоскости.</text:p>
        </text:list-item>
        <text:list-item>
          <text:p text:style-name="P2">Релаксационные колебания.</text:p>
        </text:list-item>
        <text:list-item>
          <text:p text:style-name="P2">Динамика быстро-медленных систем с однократной релаксацией.</text:p>
        </text:list-item>
        <text:list-item>
          <text:p text:style-name="P2">Метод Ван-дер-Поля для автономных систем.</text:p>
        </text:list-item>
        <text:list-item>
          <text:p text:style-name="P2">Колебания и волны в цепочке взаимосвязанных линейных осцилляторов. Дисперсия. Предельный переход от упорядоченной структуры к среде.</text:p>
        </text:list-item>
        <text:list-item>
          <text:p text:style-name="P2">Диффузионная неустойчивость. С труктуры Тьюринга.</text:p>
        </text:list-item>
        <text:list-item>
          <text:p text:style-name="P2">Функция Ляпунова. Второй метод Ляпунова.</text:p>
        </text:list-item>
        <text:list-item>
          <text:p text:style-name="P2">Стационарный и нестационарный эффекты Джозефсона.</text:p>
        </text:list-item>
        <text:list-item>
          <text:p text:style-name="P2">Вольтамперная характеристика Джозефсоновского контакта.</text:p>
        </text:list-item>
        <text:list-item>
          <text:p text:style-name="P2">Динамика сверхпроводящего Джозефсоновского контакта (случай <text:span text:style-name="T2">γ</text:span>&gt;1).</text:p>
        </text:list-item>
        <text:list-item>
          <text:p text:style-name="P2">Динамика сверхпроводящего Джозефсоновского контакта (случай <text:span text:style-name="T1">0</text:span>&lt;<text:span text:style-name="T2">γ</text:span>&lt;1, <text:span text:style-name="T2">λ</text:span>=0).</text:p>
        </text:list-item>
        <text:list-item>
          <text:p text:style-name="P2">Динамика сверхпроводящего Джозефсоновского контакта (существование петли сепаратрисы седла).</text:p>
        </text:list-item>
        <text:list-item>
          <text:p text:style-name="P2">Параметрические системы. Теория Флоке. Параметрический резонанс.</text:p>
        </text:list-item>
        <text:list-item>
          <text:p text:style-name="P2">Колебания маятника при скачкообразном изменении его длины.</text:p>
        </text:list-item>
        <text:list-item>
          <text:p text:style-name="P2">Приближение ВКБ. <text:span text:style-name="T1">Адиа</text:span>батический инвариант.</text:p>
        </text:list-item>
        <text:list-item>
          <text:p text:style-name="P2">Волны на мелкой воде.</text:p>
        </text:list-item>
        <text:list-item>
          <text:p text:style-name="P2">Простые волны. Образование разрыва.</text:p>
        </text:list-item>
        <text:list-item>
          <text:p text:style-name="P2">Ударные волны в уравнении КдВ-Бюргерса.</text:p>
        </text:list-item>
        <text:list-item>
          <text:p text:style-name="P2">Солитоны в уравнении Кортевега-де-Вриза. Эволюция солитоноподобных начальных распределений.</text:p>
        </text:list-item>
        <text:list-item>
          <text:p text:style-name="P2">Классификация грубых предельных циклов в пространстве.</text:p>
        </text:list-item>
        <text:list-item>
          <text:p text:style-name="P2">Грубые предельные циклы в пространстве (действительные мультипликаторы).</text:p>
        </text:list-item>
        <text:list-item>
          <text:p text:style-name="P2">Двукратный предельный цикл в пространстве.</text:p>
        </text:list-item>
        <text:list-item>
          <text:p text:style-name="P2">Бифуркация удвоения периода периодического движения.</text:p>
        </text:list-item>
        <text:list-item>
          <text:p text:style-name="P2"><text:span text:style-name="T1">Би</text:span>фуркация рожден<text:span text:style-name="T1">и</text:span>я инвариантного тор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64cm" fo:margin-bottom="1.984cm" fo:margin-left="0.818cm" fo:margin-right="0.8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4:00:54.268343303</meta:creation-date>
    <dc:date>2019-06-22T14:32:23.167483529</dc:date>
    <meta:editing-duration>PT11M22S</meta:editing-duration>
    <meta:editing-cycles>4</meta:editing-cycles>
    <meta:generator>LibreOffice/6.1.6.3$Linux_X86_64 LibreOffice_project/10$Build-3</meta:generator>
    <meta:document-statistic meta:table-count="0" meta:image-count="0" meta:object-count="0" meta:page-count="1" meta:paragraph-count="52" meta:word-count="385" meta:character-count="3423" meta:non-whitespace-character-count="3139"/>
  </office:meta>
</office:document-meta>
</file>